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RD" style:family="table">
      <style:table-properties style:width="17cm" table:align="margins"/>
    </style:style>
    <style:style style:name="RD.A" style:family="table-column">
      <style:table-column-properties style:column-width="4.251cm" style:rel-column-width="16383*"/>
    </style:style>
    <style:style style:name="RD.A1" style:family="table-cell">
      <style:table-cell-properties fo:padding="0.097cm" fo:border-left="0.05pt solid #000000" fo:border-right="none" fo:border-top="0.05pt solid #000000" fo:border-bottom="0.05pt solid #000000"/>
    </style:style>
    <style:style style:name="RD.D1" style:family="table-cell">
      <style:table-cell-properties fo:padding="0.097cm" fo:border="0.05pt solid #000000"/>
    </style:style>
    <style:style style:name="RD.A2" style:family="table-cell">
      <style:table-cell-properties fo:padding="0.097cm" fo:border-left="0.05pt solid #000000" fo:border-right="none" fo:border-top="none" fo:border-bottom="0.05pt solid #000000"/>
    </style:style>
    <style:style style:name="RD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e3a" officeooo:paragraph-rsid="001fde3a"/>
    </style:style>
    <style:style style:name="P2" style:family="paragraph" style:parent-style-name="Standard">
      <style:text-properties officeooo:rsid="001fde3a" officeooo:paragraph-rsid="00218015"/>
    </style:style>
    <style:style style:name="P3" style:family="paragraph" style:parent-style-name="Standard">
      <style:text-properties officeooo:rsid="001fde3a" officeooo:paragraph-rsid="0021cdc2"/>
    </style:style>
    <style:style style:name="P4" style:family="paragraph" style:parent-style-name="Standard">
      <style:text-properties officeooo:rsid="00218015" officeooo:paragraph-rsid="00218015"/>
    </style:style>
    <style:style style:name="P5" style:family="paragraph" style:parent-style-name="Standard">
      <style:text-properties officeooo:rsid="00218015" officeooo:paragraph-rsid="0021cdc2"/>
    </style:style>
    <style:style style:name="P6" style:family="paragraph" style:parent-style-name="Standard">
      <style:text-properties officeooo:rsid="0021cdc2" officeooo:paragraph-rsid="0021cdc2"/>
    </style:style>
    <style:style style:name="P7" style:family="paragraph" style:parent-style-name="Standard">
      <style:text-properties officeooo:rsid="0023b4e9" officeooo:paragraph-rsid="0023b4e9"/>
    </style:style>
    <style:style style:name="P8" style:family="paragraph" style:parent-style-name="Standard">
      <style:text-properties officeooo:rsid="00247b6d" officeooo:paragraph-rsid="00247b6d"/>
    </style:style>
    <style:style style:name="P9" style:family="paragraph" style:parent-style-name="Standard">
      <style:text-properties officeooo:rsid="0024b680" officeooo:paragraph-rsid="0024b680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4b680" officeooo:paragraph-rsid="0024b680" style:font-weight-asian="bold" style:font-weight-complex="bold"/>
    </style:style>
    <style:style style:name="P11" style:family="paragraph" style:parent-style-name="Standard">
      <style:text-properties officeooo:rsid="00254673" officeooo:paragraph-rsid="00254673"/>
    </style:style>
    <style:style style:name="P12" style:family="paragraph" style:parent-style-name="Table_20_Contents">
      <style:paragraph-properties fo:text-align="center" style:justify-single-word="false"/>
      <style:text-properties officeooo:rsid="0024b680" officeooo:paragraph-rsid="0024b680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254673" officeooo:paragraph-rsid="00254673"/>
    </style:style>
    <style:style style:name="P15" style:family="paragraph" style:parent-style-name="Table_20_Contents">
      <style:paragraph-properties fo:text-align="center" style:justify-single-word="false"/>
      <style:text-properties officeooo:rsid="0027349a" officeooo:paragraph-rsid="0027349a"/>
    </style:style>
    <style:style style:name="P16" style:family="paragraph" style:parent-style-name="Table_20_Contents">
      <style:text-properties officeooo:rsid="0027349a" officeooo:paragraph-rsid="0027349a"/>
    </style:style>
    <style:style style:name="T1" style:family="text">
      <style:text-properties officeooo:rsid="00218015"/>
    </style:style>
    <style:style style:name="T2" style:family="text">
      <style:text-properties officeooo:rsid="0021cdc2"/>
    </style:style>
    <style:style style:name="T3" style:family="text">
      <style:text-properties officeooo:rsid="0023b4e9"/>
    </style:style>
    <style:style style:name="T4" style:family="text">
      <style:text-properties officeooo:rsid="00247b6d"/>
    </style:style>
    <style:style style:name="T5" style:family="text">
      <style:text-properties officeooo:rsid="0024b680"/>
    </style:style>
    <style:style style:name="T6" style:family="text">
      <style:text-properties officeooo:rsid="00254673"/>
    </style:style>
    <style:style style:name="T7" style:family="text">
      <style:text-properties officeooo:rsid="00273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quisitos:</text:p>
      <text:p text:style-name="P1"/>
      <text:p text:style-name="P1"/>
      <text:p text:style-name="P1">RD1: Datos de calendario de partidos:</text:p>
      <text:p text:style-name="P1"><text:tab/>-Fecha encuentro<text:span text:style-name="T2">s</text:span></text:p>
      <text:p text:style-name="P1"><text:tab/>-Rival<text:span text:style-name="T2">es</text:span></text:p>
      <text:p text:style-name="P1"/>
      <text:p text:style-name="P2">RD<text:span text:style-name="T1">2</text:span>: Datos de calendario de partidos <text:span text:style-name="T1">almacenados</text:span>:</text:p>
      <text:p text:style-name="P2"><text:tab/>-Fecha encuentro<text:span text:style-name="T2">s</text:span></text:p>
      <text:p text:style-name="P2"><text:tab/>-Rival<text:span text:style-name="T2">es</text:span></text:p>
      <text:p text:style-name="P2"/>
      <text:p text:style-name="P1">RD<text:span text:style-name="T1">3</text:span>: Datos horario utilización estadio</text:p>
      <text:p text:style-name="P1"><text:tab/>-fecha</text:p>
      <text:p text:style-name="P1"><text:tab/>-horario</text:p>
      <text:p text:style-name="P1"><text:tab/>-actividad planeada</text:p>
      <text:p text:style-name="P1"/>
      <text:p text:style-name="P3">RD<text:span text:style-name="T2">4</text:span>: Datos horario utilización estadio <text:span text:style-name="T2">almacenados</text:span></text:p>
      <text:p text:style-name="P3"><text:tab/>-fecha</text:p>
      <text:p text:style-name="P3"><text:tab/>-horario</text:p>
      <text:p text:style-name="P3"><text:tab/>-actividad planeada</text:p>
      <text:p text:style-name="P3"/>
      <text:p text:style-name="P1">RD<text:span text:style-name="T2">5</text:span>: Datos plan entrenamiento:</text:p>
      <text:p text:style-name="P1"><text:tab/>-Fecha</text:p>
      <text:p text:style-name="P1"><text:tab/>-Actividades sesión</text:p>
      <text:p text:style-name="P1"><text:tab/>-Duración</text:p>
      <text:p text:style-name="P1"/>
      <text:p text:style-name="P3">RD<text:span text:style-name="T2">6</text:span>: Datos plan entrenamiento <text:span text:style-name="T2">almacenado</text:span>:</text:p>
      <text:p text:style-name="P3"><text:tab/>-Fecha</text:p>
      <text:p text:style-name="P3"><text:tab/>-Actividades sesión</text:p>
      <text:p text:style-name="P3"><text:tab/>-Duración</text:p>
      <text:p text:style-name="P3"><text:tab/>-<text:span text:style-name="T2">Horario</text:span></text:p>
      <text:p text:style-name="P3"/>
      <text:p text:style-name="P3">RD<text:span text:style-name="T2">7</text:span>: Datos plan entrenamiento <text:span text:style-name="T2">salida</text:span>:</text:p>
      <text:p text:style-name="P3"><text:tab/>-Fecha</text:p>
      <text:p text:style-name="P3"><text:tab/>-Actividades sesión</text:p>
      <text:p text:style-name="P3"><text:tab/>-Duración</text:p>
      <text:p text:style-name="P3"><text:tab/>-<text:span text:style-name="T2">Horario</text:span></text:p>
      <text:p text:style-name="P3"/>
      <text:p text:style-name="P1">RD<text:span text:style-name="T2">8</text:span>: Datos venta de entradas :</text:p>
      <text:p text:style-name="P1"><text:tab/>-DNI</text:p>
      <text:p text:style-name="P1"><text:tab/>-Fecha partido</text:p>
      <text:p text:style-name="P1"/>
      <text:p text:style-name="P3">RD<text:span text:style-name="T2">9</text:span>: Datos venta de entradas <text:span text:style-name="T2">almacenados</text:span>:</text:p>
      <text:p text:style-name="P3"><text:tab/>-DNI</text:p>
      <text:p text:style-name="P3"><text:tab/>-Fecha partido</text:p>
      <text:p text:style-name="P3"/>
      <text:p text:style-name="P4">RD<text:span text:style-name="T2">10</text:span>: Datos de venta de entradas de salida:</text:p>
      <text:p text:style-name="P4"><text:tab/>-Fecha</text:p>
      <text:p text:style-name="P4"><text:tab/>-Datos del partido</text:p>
      <text:p text:style-name="P4"/>
      <text:p text:style-name="P4"/>
      <text:p text:style-name="P4"/>
      <text:p text:style-name="P5"><text:soft-page-break/>RD<text:span text:style-name="T2">11</text:span>: Datos de afiliación:</text:p>
      <text:p text:style-name="P4"><text:tab/>-DNI</text:p>
      <text:p text:style-name="P4"><text:tab/>-Nombre</text:p>
      <text:p text:style-name="P4"><text:tab/>-Apellidos</text:p>
      <text:p text:style-name="P4"><text:tab/>-Domicilio</text:p>
      <text:p text:style-name="P4"/>
      <text:p text:style-name="P5">RD<text:span text:style-name="T2">12</text:span>: Datos de afiliación <text:span text:style-name="T2">almacenados</text:span>:</text:p>
      <text:p text:style-name="P5"><text:tab/>-DNI</text:p>
      <text:p text:style-name="P5"><text:tab/>-Nombre</text:p>
      <text:p text:style-name="P5"><text:tab/>-Apellidos</text:p>
      <text:p text:style-name="P5"><text:tab/>-Domicilio </text:p>
      <text:p text:style-name="P5"/>
      <text:p text:style-name="P1">Requisitos funcionales: venta de entradas, generación entradas(con fecha y DNI)</text:p>
      <text:p text:style-name="P1"/>
      <text:p text:style-name="P6">RF1: <text:span text:style-name="T3">Obtener</text:span> calendario: <text:span text:style-name="T3">obtiene</text:span> las fechas de los encuentros y los rivales <text:span text:style-name="T3">proporcionados por la liga.</text:span></text:p>
      <text:p text:style-name="P11">RF2:Almacenar calendario: almacena los datos del calendario RF1.</text:p>
      <text:p text:style-name="P7">RF<text:span text:style-name="T6">3</text:span>: Establecer horarios: <text:span text:style-name="T4">introduce</text:span> la fecha, hora y actividad de cada evento.</text:p>
      <text:p text:style-name="P8">RF<text:span text:style-name="T6">4</text:span>: Almacenar horarios: almacena los datos de horario RF<text:span text:style-name="T6">3</text:span>.</text:p>
      <text:p text:style-name="P8">RF<text:span text:style-name="T6">5</text:span>: Crear evento: <text:span text:style-name="T5">introduce</text:span> una actividad en un horario determinado.</text:p>
      <text:p text:style-name="P9">RF<text:span text:style-name="T6">6</text:span>: Almacenar evento: almacena datos de evento RF<text:span text:style-name="T6">5</text:span>.</text:p>
      <text:p text:style-name="P7">RF<text:span text:style-name="T6">7</text:span>: Establecer horarios entrenamientos: <text:span text:style-name="T5">introduce</text:span> la fecha, hora y actividad de cada entrenamiento.</text:p>
      <text:p text:style-name="P9">RF<text:span text:style-name="T6">8</text:span>: Almacena horarios entrenamientos: almacena los datos de entrenamiento RF<text:span text:style-name="T6">7</text:span>.</text:p>
      <text:p text:style-name="P8">RF<text:span text:style-name="T6">9</text:span>: Remitir horarios: envía la información de los horarios <text:span text:style-name="T5">en <text:s/>RF8.</text:span></text:p>
      <text:p text:style-name="P9">RF<text:span text:style-name="T6">10</text:span>: Comprar entrada: se introducen los datos de compra y se efectúa la misma.</text:p>
      <text:p text:style-name="P9">RF1<text:span text:style-name="T6">1</text:span>: Almacenar datos de compra: almacena los datos de la compra RF<text:span text:style-name="T6">10</text:span>.</text:p>
      <text:p text:style-name="P9">RF1<text:span text:style-name="T6">2</text:span>: Generar entrada: el sistema devuelve los datos asociados a la entrada.</text:p>
      <text:p text:style-name="P9">RF1<text:span text:style-name="T6">3</text:span>:Crear afiliado: introducir los datos de un afiliado.</text:p>
      <text:p text:style-name="P9">RF1<text:span text:style-name="T6">4</text:span>: Almacenar afiliado: almacena los datos de un afiliado RF1<text:span text:style-name="T6">3</text:span>.</text:p>
      <text:p text:style-name="P7">RS1: No se podrán establecer partidos antes de tener los horarios de utilización del estadio.</text:p>
      <text:p text:style-name="P7">RS2: No se podrá crear un encuentro si hay una actividad programada en esa fecha.</text:p>
      <text:p text:style-name="P8">RS3: Se establecerá el horario de los entrenamientos en base a la disponibilidad del estadio.</text:p>
      <text:p text:style-name="P9">RS4: Sólo se podrá comprar entradas por usuarios afiliados al club.</text:p>
      <text:p text:style-name="P9">RS5: No se podrá afiliar un usuario que ya está afiliado.</text:p>
      <table:table table:name="RD" table:style-name="RD">
        <table:table-column table:style-name="RD.A" table:number-columns-repeated="4"/>
        <table:table-row>
          <table:table-cell table:style-name="RD.A1" office:value-type="string">
            <text:p text:style-name="P12">RD</text:p>
          </table:table-cell>
          <table:table-cell table:style-name="RD.A1" office:value-type="string">
            <text:p text:style-name="P12">Entrada</text:p>
          </table:table-cell>
          <table:table-cell table:style-name="RD.A1" office:value-type="string">
            <text:p text:style-name="P12">Manejo</text:p>
          </table:table-cell>
          <table:table-cell table:style-name="RD.D1" office:value-type="string">
            <text:p text:style-name="P12">Salida</text:p>
          </table:table-cell>
        </table:table-row>
        <table:table-row>
          <table:table-cell table:style-name="RD.A2" office:value-type="string">
            <text:p text:style-name="P12">RD1</text:p>
          </table:table-cell>
          <table:table-cell table:style-name="RD.A2" office:value-type="string">
            <text:p text:style-name="P14">RF1</text:p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2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4">RF2</text:p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3</text:p>
          </table:table-cell>
          <table:table-cell table:style-name="RD.A2" office:value-type="string">
            <text:p text:style-name="P14">RF3</text:p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4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4">RF4,<text:span text:style-name="T7">RF6</text:span></text:p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5</text:p>
          </table:table-cell>
          <table:table-cell table:style-name="RD.A2" office:value-type="string">
            <text:p text:style-name="P15">RF7</text:p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6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5">RF4,RF6,RF8</text:p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7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5">RF9</text:p>
          </table:table-cell>
        </table:table-row>
        <table:table-row>
          <table:table-cell table:style-name="RD.A2" office:value-type="string">
            <text:p text:style-name="P12">RD8</text:p>
          </table:table-cell>
          <table:table-cell table:style-name="RD.A2" office:value-type="string">
            <text:p text:style-name="P15">RF10</text:p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9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5">RF11</text:p>
          </table:table-cell>
          <table:table-cell table:style-name="RD.D2" office:value-type="string">
            <text:p text:style-name="P13"/>
          </table:table-cell>
        </table:table-row>
        <table:table-row>
          <table:table-cell table:style-name="RD.A2" office:value-type="string">
            <text:p text:style-name="P12">RD10</text:p>
          </table:table-cell>
          <table:table-cell table:style-name="RD.A2" office:value-type="string">
            <text:p text:style-name="P13"/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5">RF12</text:p>
          </table:table-cell>
        </table:table-row>
        <table:table-row>
          <table:table-cell table:style-name="RD.A2" office:value-type="string">
            <text:p text:style-name="P12">RD11</text:p>
          </table:table-cell>
          <table:table-cell table:style-name="RD.A2" office:value-type="string">
            <text:p text:style-name="P15">RF13</text:p>
          </table:table-cell>
          <table:table-cell table:style-name="RD.A2" office:value-type="string">
            <text:p text:style-name="P13"/>
          </table:table-cell>
          <table:table-cell table:style-name="RD.D2" office:value-type="string">
            <text:p text:style-name="P13"/>
          </table:table-cell>
        </table:table-row>
        <text:soft-page-break/>
        <table:table-row>
          <table:table-cell table:style-name="RD.A2" office:value-type="string">
            <text:p text:style-name="P12">RD12</text:p>
          </table:table-cell>
          <table:table-cell table:style-name="RD.A2" office:value-type="string">
            <text:p text:style-name="Table_20_Contents"/>
          </table:table-cell>
          <table:table-cell table:style-name="RD.A2" office:value-type="string">
            <text:p text:style-name="P16">RF14</text:p>
          </table:table-cell>
          <table:table-cell table:style-name="RD.D2" office:value-type="string">
            <text:p text:style-name="Table_20_Contents"/>
          </table:table-cell>
        </table:table-row>
      </table:table>
      <text:p text:style-name="P9"/>
      <text:p text:style-name="P9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5">RF</text:p>
          </table:table-cell>
          <table:table-cell table:style-name="Tabla1.A1" office:value-type="string">
            <text:p text:style-name="P15">ENTRADA</text:p>
          </table:table-cell>
          <table:table-cell table:style-name="Tabla1.A1" office:value-type="string">
            <text:p text:style-name="P15">MANEJO</text:p>
          </table:table-cell>
          <table:table-cell table:style-name="Tabla1.D1" office:value-type="string">
            <text:p text:style-name="P15">SALIDA</text:p>
          </table:table-cell>
        </table:table-row>
        <table:table-row>
          <table:table-cell table:style-name="Tabla1.A2" office:value-type="string">
            <text:p text:style-name="P15">RF1</text:p>
          </table:table-cell>
          <table:table-cell table:style-name="Tabla1.A2" office:value-type="string">
            <text:p text:style-name="P15">RD1</text:p>
          </table:table-cell>
          <table:table-cell table:style-name="Tabla1.A2" office:value-type="string">
            <text:p text:style-name="P15">RD2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5">RD2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3</text:p>
          </table:table-cell>
          <table:table-cell table:style-name="Tabla1.A2" office:value-type="string">
            <text:p text:style-name="P15">RD3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4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5">RD4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5</text:p>
          </table:table-cell>
          <table:table-cell table:style-name="Tabla1.A2" office:value-type="string">
            <text:p text:style-name="P15">RD3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6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7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8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9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10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1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1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13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5">RF14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54:50.540851540</meta:creation-date>
    <dc:date>2019-10-01T17:19:18.933159355</dc:date>
    <meta:editing-duration>PT7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3" meta:paragraph-count="120" meta:word-count="396" meta:character-count="2551" meta:non-whitespace-character-count="2238"/>
  </office:meta>
</office:document-meta>
</file>